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9.005cm" svg:x="11.679cm" svg:y="1.381cm">
            <draw:object draw:notify-on-update-of-ranges="Hoja1.A1:Hoja1.A1 Hoja1.A2:Hoja1.A21 Hoja1.B1:Hoja1.B1 Hoja1.B2:Hoja1.B21 Hoja1.C1:Hoja1.C1 Hoja1.C2:Hoja1.C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lantas</text:p>
          </table:table-cell>
          <table:table-cell office:value-type="string" calcext:value-type="string">
            <text:p>Conejos</text:p>
          </table:table-cell>
          <table:table-cell office:value-type="string" calcext:value-type="string">
            <text:p>Zorro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8">00/00/0000</text:date>, <text:time style:data-style-name="N2" text:time-value="21:11:43.40189285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án Pimentel</meta:initial-creator>
    <meta:creation-date>2017-09-16T21:21:15.175549216</meta:creation-date>
    <dc:date>2017-09-18T21:13:01.892278564</dc:date>
    <dc:creator>Adrián Pimentel</dc:creator>
    <meta:editing-duration>PT4M27S</meta:editing-duration>
    <meta:editing-cycles>2</meta:editing-cycles>
    <meta:generator>LibreOffice/4.3.3.2$Linux_X86_64 LibreOffice_project/430m0$Build-2</meta:generator>
    <meta:document-statistic meta:table-count="1" meta:cell-count="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Negrita" style:font-family-generic="roman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1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Normal" style:font-family-generic="roman" fo:font-size="11pt" style:font-size-asian="9pt" style:font-size-complex="9pt"/>
    </style:style>
    <style:style style:name="ch7" style:family="chart">
      <style:chart-properties chart:auto-position="true" style:rotation-angle="90"/>
      <style:text-properties fo:font-family="'Times new roman'" style:font-style-name="Normal" style:font-family-generic="roman"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title svg:x="7.123cm" svg:y="0.316cm" chart:style-name="ch2">
          <text:p>Tierra 1</text:p>
        </chart:title>
        <chart:legend chart:legend-position="end" svg:x="13.388cm" svg:y="3.667cm" style:legend-expansion="high" chart:style-name="ch3"/>
        <chart:plot-area chart:style-name="ch4" table:cell-range-address="Hoja1.A1:Hoja1.C21" chart:data-source-has-labels="row" svg:x="1.426cm" svg:y="1.275cm" svg:width="11.642cm" svg:height="6.475cm">
          <chartooo:coordinate-region svg:x="2.047cm" svg:y="1.474cm" svg:width="10.835cm" svg:height="5.629cm"/>
          <chart:axis chart:dimension="x" chart:name="primary-x" chart:style-name="ch5">
            <chart:title svg:x="6.648cm" svg:y="7.931cm" chart:style-name="ch6">
              <text:p>Turnos</text:p>
            </chart:title>
          </chart:axis>
          <chart:axis chart:dimension="y" chart:name="primary-y" chart:style-name="ch5">
            <chart:title svg:x="0.451cm" svg:y="5.402cm" chart:style-name="ch7">
              <text:p>Inidividuos</text:p>
            </chart:title>
            <chart:grid chart:style-name="ch8" chart:class="major"/>
          </chart:axis>
          <chart:series chart:style-name="ch9" chart:values-cell-range-address="Hoja1.A2:Hoja1.A21" chart:label-cell-address="Hoja1.A1:Hoja1.A1" chart:class="chart:line">
            <chart:data-point chart:repeated="20"/>
          </chart:series>
          <chart:series chart:style-name="ch10" chart:values-cell-range-address="Hoja1.B2:Hoja1.B21" chart:label-cell-address="Hoja1.B1:Hoja1.B1" chart:class="chart:line">
            <chart:data-point chart:repeated="20"/>
          </chart:series>
          <chart:series chart:style-name="ch11" chart:values-cell-range-address="Hoja1.C2:Hoja1.C21" chart:label-cell-address="Hoja1.C1:Hoja1.C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tas</text:p>
                <draw:g>
                  <svg:desc>Hoja1.A1:Hoja1.A1</svg:desc>
                </draw:g>
              </table:table-cell>
              <table:table-cell office:value-type="string">
                <text:p>Conejos</text:p>
                <draw:g>
                  <svg:desc>Hoja1.B1:Hoja1.B1</svg:desc>
                </draw:g>
              </table:table-cell>
              <table:table-cell office:value-type="string">
                <text:p>Zorros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">
                <text:p>24</text:p>
                <draw:g>
                  <svg:desc>Hoja1.A2:Hoja1.A21</svg:desc>
                </draw:g>
              </table:table-cell>
              <table:table-cell office:value-type="float" office:value="32">
                <text:p>32</text:p>
                <draw:g>
                  <svg:desc>Hoja1.B2:Hoja1.B21</svg:desc>
                </draw:g>
              </table:table-cell>
              <table:table-cell office:value-type="float" office:value="2">
                <text:p>2</text:p>
                <draw:g>
                  <svg:desc>Hoja1.C2:Hoja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